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656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 style:data-style-name="N16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ow2</text:p>
          </table:table-cell>
          <table:table-cell table:number-columns-repeated="1022"/>
        </table:table-row>
        <table:table-row table:style-name="ro1" table:visibility="filter">
          <table:table-cell office:value-type="date" office:date-value="2011-12-01" calcext:value-type="date">
            <text:p>2011.12.01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 table:visibility="filter">
          <table:table-cell office:value-type="date" office:date-value="2011-12-02" calcext:value-type="date">
            <text:p>2011.12.02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date" office:date-value="2011-12-03" calcext:value-type="date">
            <text:p>2011.12.03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 table:visibility="filter">
          <table:table-cell office:value-type="date" office:date-value="2011-12-04" calcext:value-type="date">
            <text:p>2011.12.04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 table:visibility="filter">
          <table:table-cell office:value-type="date" office:date-value="2011-12-05" calcext:value-type="date">
            <text:p>2011.12.0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nka1.A1:Munka1.B6" table:display-filter-buttons="true">
          <table:filter>
            <table:filter-and>
              <table:filter-condition table:value="2011-12-03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   </number:text>
    </number:number-style>
    <number:number-style style:name="N15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6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66">
      <number:text-content/>
      <style:map style:condition="value()&lt;=1.7976931348623157E+308" style:apply-style-name="N166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vbalazs</meta:initial-creator>
    <meta:creation-date>2021-06-01T08:23:03</meta:creation-date>
    <dc:date>2021-06-01T13:55:23.453000000</dc:date>
    <meta:generator>LibreOfficeDev/7.2.0.0.alpha1$Windows_X86_64 LibreOffice_project/447d13023dcba333d34aba315e9093d1c82b8912</meta:generator>
    <meta:editing-duration>PT59S</meta:editing-duration>
    <meta:editing-cycles>1</meta:editing-cycles>
    <meta:document-statistic meta:table-count="1" meta:cell-count="12" meta:object-count="0"/>
    <meta:user-defined meta:name="AppVersion">16.0300</meta:user-defined>
  </office:meta>
</office:document-meta>
</file>